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Berlin Sans FB Demi" svg:font-family="'Berlin Sans FB Demi'" style:font-pitch="variable"/>
    <style:font-face style:name="Corbel1" svg:font-family="Corbel" style:font-pitch="variable"/>
    <style:font-face style:name="Goudy Old Style1" svg:font-family="'Goudy Old Style'" style:font-pitch="variable"/>
    <style:font-face style:name="Times New Roman" svg:font-family="'Times New Roman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Corbel" svg:font-family="Corbel" style:font-family-generic="roman" style:font-pitch="variable"/>
    <style:font-face style:name="Goudy Old Style" svg:font-family="'Goudy Old Styl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5.24cm" style:type="right"/>
        </style:tab-stops>
      </style:paragraph-properties>
    </style:style>
    <style:style style:name="P2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>
        <style:tab-stops>
          <style:tab-stop style:position="15.24cm" style:type="right"/>
        </style:tab-stops>
      </style:paragraph-properties>
      <style:text-properties style:font-name="Segoe UI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="none" draw:fill-color="#ffffff"/>
      <style:text-properties style:font-name="Segoe UI" fo:font-size="32pt" fo:font-weight="bold" style:font-size-asian="32pt" style:font-weight-asian="bold" style:font-size-complex="32pt" style:font-weight-complex="bold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style:text-position="33% 58%" style:font-name="Segoe UI" fo:font-size="32pt" fo:font-weight="bold" style:font-size-asian="32pt" style:font-weight-asian="bold" style:font-size-complex="32pt" style:font-weight-complex="bold"/>
    </style:style>
    <style:style style:name="T4" style:family="text">
      <style:text-properties style:font-name="Segoe UI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638cm" svg:height="3.062cm" svg:x="1.524cm" svg:y="1.016cm">
          <draw:text-box>
            <text:p text:style-name="P1"><text:span text:style-name="T1">Gospel</text:span></text:p>
            <text:p text:style-name="P1"><text:span text:style-name="T2">John 1:1–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5" draw:layer="layout" svg:width="24.638cm" svg:height="4.76cm" svg:x="1.524cm" svg:y="1.016cm">
          <draw:text-box>
            <text:p text:style-name="P4"><text:span text:style-name="T3">1</text:span><text:span text:style-name="T4">In the beginning was the Word, and the Word was with God, and the Word was God. </text:span><text:span text:style-name="T3">2</text:span><text:span text:style-name="T4">He was in the beginning with G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5" draw:layer="layout" svg:width="24.638cm" svg:height="6.263cm" svg:x="1.524cm" svg:y="1.016cm">
          <draw:text-box>
            <text:p text:style-name="P4"><text:span text:style-name="T3">3</text:span><text:span text:style-name="T4">All things were made through him, and without him was not any thing made that was made. </text:span><text:span text:style-name="T3">4</text:span><text:span text:style-name="T4">In him was life, and the life was the light of me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Berlin Sans FB Demi" svg:font-family="'Berlin Sans FB Demi'" style:font-pitch="variable"/>
    <style:font-face style:name="Corbel1" svg:font-family="Corbel" style:font-pitch="variable"/>
    <style:font-face style:name="Goudy Old Style1" svg:font-family="'Goudy Old Style'" style:font-pitch="variable"/>
    <style:font-face style:name="Times New Roman" svg:font-family="'Times New Roman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Corbel" svg:font-family="Corbel" style:font-family-generic="roman" style:font-pitch="variable"/>
    <style:font-face style:name="Goudy Old Style" svg:font-family="'Goudy Old Styl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Times New Roman" style:font-family-asian="'Times New Roman'" style:font-pitch-asian="variable" style:font-size-asian="11pt" style:language-asian="ar" style:country-asian="SA"/>
    </style:style>
    <style:style style:name="Footer_20_Char" style:display-name="Footer Char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Footer" style:family="graphic">
      <style:paragraph-properties fo:margin-left="0cm" fo:margin-right="0cm" fo:margin-top="0cm" fo:margin-bottom="0.497cm" fo:line-height="106%" fo:text-align="start" fo:text-indent="0cm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pitch-asian="variable" style:font-size-asian="11pt" style:language-asian="ar" style:country-asian="SA"/>
    </style:style>
    <style:style style:name="Header" style:family="graphic">
      <style:paragraph-properties fo:margin-left="0cm" fo:margin-right="0cm" fo:margin-top="0cm" fo:margin-bottom="0.497cm" fo:line-height="106%" fo:text-align="start" fo:text-indent="0cm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pitch-asian="variable" style:font-size-asian="11pt" style:language-asian="ar" style:country-asian="SA"/>
    </style:style>
    <style:style style:name="No_20_Spacing" style:display-name="No Spacing" style:family="graphic">
      <style:paragraph-properties fo:margin-left="0cm" fo:margin-right="0cm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Times New Roman" style:font-family-asian="'Times New Roman'" style:font-pitch-asian="variable" style:font-size-asian="11pt" style:language-asian="ar" style:country-asian="SA"/>
    </style:style>
    <style:style style:name="Copyright" style:family="graphic">
      <style:paragraph-properties fo:margin-left="2.24cm" fo:margin-right="0cm" fo:text-align="start" fo:text-indent="0cm" style:text-autospace="none" style:writing-mode="lr-tb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 style:writing-mode="lr-tb"/>
      <style:text-properties fo:color="#000000" style:font-name="Goudy Old Style" fo:font-family="'Goudy Old Style'" style:font-family-generic="roman" style:font-pitch="variable" fo:font-size="11pt" fo:language="en" fo:country="US" fo:font-style="italic" style:letter-kerning="true" style:font-name-asian="Goudy Old Style1" style:font-family-asian="'Goudy Old Style'" style:font-pitch-asian="variable" style:font-size-asian="11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 style:writing-mode="lr-tb"/>
      <style:text-properties fo:color="#000000" style:font-name="Corbel" fo:font-family="Corbel" style:font-family-generic="roman" style:font-pitch="variable" fo:font-size="11pt" fo:language="en" fo:country="US" fo:font-style="italic" style:letter-kerning="true" style:font-name-asian="Corbel1" style:font-family-asian="Corbel" style:font-pitch-asian="variable" style:font-size-asian="11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fo:color="#000000" style:font-name="Goudy Old Style" fo:font-family="'Goudy Old Style'" style:font-family-generic="roman" style:font-pitch="variable" fo:font-size="13pt" fo:language="en" fo:country="US" fo:font-weight="bold" style:font-name-asian="Goudy Old Style1" style:font-family-asian="'Goudy Old Style'" style:font-pitch-asian="variable" style:font-size-asian="13pt" style:language-asian="ar" style:country-asian="SA" style:font-weight-asian="bold" style:font-weight-complex="bold"/>
    </style:style>
    <style:style style:name="Body" style:family="graphic">
      <style:paragraph-properties fo:margin-left="0cm" fo:margin-right="0cm" fo:text-align="start" fo:text-indent="0cm" style:text-autospace="none" style:writing-mode="lr-tb"/>
      <style:text-properties fo:color="#000000" style:font-name="Corbel" fo:font-family="Corbel" style:font-family-generic="roman" style:font-pitch="variable" fo:font-size="12pt" fo:language="en" fo:country="US" style:letter-kerning="true" style:font-name-asian="Corbel1" style:font-family-asian="Corbel" style:font-pitch-asian="variable" style:font-size-asian="12pt" style:language-asian="ar" style:country-asian="SA"/>
    </style:style>
    <style:style style:name="DocumentMap" style:family="graphic">
      <style:paragraph-properties fo:margin-left="0cm" fo:margin-right="0cm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0pt" fo:language="en" fo:country="US" style:letter-kerning="true" style:font-name-asian="Times New Roman" style:font-family-asian="'Times New Roman'" style:font-pitch-asian="variable" style:font-size-asian="10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 style:writing-mode="lr-tb"/>
      <style:text-properties style:font-name="Calibri" fo:font-family="Calibri" style:font-family-generic="roman" style:font-pitch="variable" fo:font-size="12pt" fo:language="en" fo:country="US" fo:font-style="italic" style:font-name-asian="Arial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 style:writing-mode="lr-tb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 style:writing-mode="lr-tb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pitch-asian="variable" style:font-size-asian="11pt" style:language-asian="ar" style:country-asian="SA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4T14:31:57.584000000</meta:creation-date>
    <dc:date>2017-03-14T14:38:42.558000000</dc:date>
    <meta:editing-duration>PT6M44S</meta:editing-duration>
    <meta:editing-cycles>2</meta:editing-cycles>
    <meta:generator>LibreOffice/5.2.5.1$Windows_X86_64 LibreOffice_project/0312e1a284a7d50ca85a365c316c7abbf20a4d22</meta:generator>
    <meta:document-statistic meta:object-count="30"/>
  </office:meta>
</office:document-meta>
</file>